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3.26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" table:visibility="collapse" table:default-cell-style-name="Default"/>
        <table:table-row table:style-name="ro1">
          <table:table-cell table:number-columns-repeated="2"/>
          <table:table-cell table:style-name="ce1" office:value-type="string">
            <text:p>MEM BOM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</text:p>
          </table:table-cell>
          <table:table-cell office:value-type="string">
            <text:p>and</text:p>
          </table:table-cell>
          <table:table-cell office:value-type="string">
            <text:p>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PinHeader_2x05_P2.54mm_Vertical</text:p>
          </table:table-cell>
          <table:table-cell office:value-type="float" office:value="1">
            <text:p>1</text:p>
          </table:table-cell>
          <table:table-cell office:value-type="string">
            <text:p>Power</text:p>
          </table:table-cell>
          <table:table-cell office:value-type="string">
            <text:p>Bu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>
            <text:p>CP_Radial_D5.0mm_P2.50mm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2,C3,C4,C5,C6,C7,C8</text:p>
          </table:table-cell>
          <table:table-cell office:value-type="string">
            <text:p>C_Disc_D3.8mm_W2.6mm_P2.50mm</text:p>
          </table:table-cell>
          <table:table-cell office:value-type="float" office:value="7">
            <text:p>7</text:p>
          </table:table-cell>
          <table:table-cell office:value-type="string">
            <text:p>10nF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LED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1</text:p>
          </table:table-cell>
          <table:table-cell office:value-type="string">
            <text:p>PinHeader_2x04_P2.54mm_Vertical</text:p>
          </table:table-cell>
          <table:table-cell office:value-type="float" office:value="1">
            <text:p>1</text:p>
          </table:table-cell>
          <table:table-cell office:value-type="string">
            <text:p>card</text:p>
          </table:table-cell>
          <table:table-cell office:value-type="string">
            <text:p>addr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3</text:p>
          </table:table-cell>
          <table:table-cell office:value-type="string">
            <text:p>PinHeader_2x20_P2.54mm_Vertical</text:p>
          </table:table-cell>
          <table:table-cell office:value-type="float" office:value="1">
            <text:p>1</text:p>
          </table:table-cell>
          <table:table-cell office:value-type="string">
            <text:p>Signal</text:p>
          </table:table-cell>
          <table:table-cell office:value-type="string">
            <text:p>Bus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5</text:p>
          </table:table-cell>
          <table:table-cell office:value-type="string">
            <text:p>PinHeader_2x02_P2.54mm_Vertical</text:p>
          </table:table-cell>
          <table:table-cell office:value-type="float" office:value="1">
            <text:p>1</text:p>
          </table:table-cell>
          <table:table-cell office:value-type="string">
            <text:p>ROM</text:p>
          </table:table-cell>
          <table:table-cell office:value-type="string">
            <text:p>block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,R2</text:p>
          </table:table-cell>
          <table:table-cell office:value-type="string">
            <text:p>R_Axial_DIN0207_L6.3mm_D2.5mm_P10.16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N1</text:p>
          </table:table-cell>
          <table:table-cell office:value-type="string">
            <text:p>R_Array_SIP5</text:p>
          </table:table-cell>
          <table:table-cell office:value-type="float" office:value="1">
            <text:p>1</text:p>
          </table:table-cell>
          <table:table-cell office:value-type="string">
            <text:p>4x10k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N2</text:p>
          </table:table-cell>
          <table:table-cell office:value-type="string">
            <text:p>R_Array_SIP5</text:p>
          </table:table-cell>
          <table:table-cell office:value-type="float" office:value="1">
            <text:p>1</text:p>
          </table:table-cell>
          <table:table-cell office:value-type="string">
            <text:p>4x22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1</text:p>
          </table:table-cell>
          <table:table-cell office:value-type="string">
            <text:p>DIP-16_W7.62mm_Socket_LongPads</text:p>
          </table:table-cell>
          <table:table-cell office:value-type="float" office:value="1">
            <text:p>1</text:p>
          </table:table-cell>
          <table:table-cell office:value-type="string">
            <text:p>74LS13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2</text:p>
          </table:table-cell>
          <table:table-cell office:value-type="string">
            <text:p>DIP-14_W7.62mm_Socket_LongPads</text:p>
          </table:table-cell>
          <table:table-cell office:value-type="float" office:value="1">
            <text:p>1</text:p>
          </table:table-cell>
          <table:table-cell office:value-type="string">
            <text:p>74LS0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3</text:p>
          </table:table-cell>
          <table:table-cell office:value-type="string">
            <text:p>DIP-14_W7.62mm_Socket_LongPads</text:p>
          </table:table-cell>
          <table:table-cell office:value-type="float" office:value="1">
            <text:p>1</text:p>
          </table:table-cell>
          <table:table-cell office:value-type="string">
            <text:p>74LS7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4</text:p>
          </table:table-cell>
          <table:table-cell office:value-type="string">
            <text:p>DIP-16_W7.62mm_Socket_LongPads</text:p>
          </table:table-cell>
          <table:table-cell office:value-type="float" office:value="1">
            <text:p>1</text:p>
          </table:table-cell>
          <table:table-cell office:value-type="string">
            <text:p>74LS8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5</text:p>
          </table:table-cell>
          <table:table-cell office:value-type="string">
            <text:p>DIP-14_W7.62mm_Socket_LongPads</text:p>
          </table:table-cell>
          <table:table-cell office:value-type="float" office:value="1">
            <text:p>1</text:p>
          </table:table-cell>
          <table:table-cell office:value-type="string">
            <text:p>SN74LS07N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6</text:p>
          </table:table-cell>
          <table:table-cell office:value-type="string">
            <text:p>DIP-32_W15.24mm_Socket_LongPads</text:p>
          </table:table-cell>
          <table:table-cell office:value-type="float" office:value="1">
            <text:p>1</text:p>
          </table:table-cell>
          <table:table-cell table:style-name="ce2" office:value-type="float" office:value="628128">
            <text:p>62812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7</text:p>
          </table:table-cell>
          <table:table-cell office:value-type="string">
            <text:p>DIP_Socket-28_W11.9_W12.7_W15.24_W17.78_W18.5_3M_228-1277-00-0602J</text:p>
          </table:table-cell>
          <table:table-cell office:value-type="float" office:value="1">
            <text:p>1</text:p>
          </table:table-cell>
          <table:table-cell office:value-type="string">
            <text:p>W27C51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4</text:p>
          </table:table-cell>
          <table:table-cell office:value-type="string">
            <text:p>PinHeader_2x03_P2.54mm_Vertical</text:p>
          </table:table-cell>
          <table:table-cell office:value-type="float" office:value="1">
            <text:p>1</text:p>
          </table:table-cell>
          <table:table-cell office:value-type="string">
            <text:p>RAM</text:p>
          </table:table-cell>
          <table:table-cell office:value-type="string">
            <text:p>bank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/09/2021</text:date>, <text:time>18:4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21-09-16T18:48:13.02</dc:date>
    <meta:editing-duration>PT6M43S</meta:editing-duration>
    <meta:editing-cycles>1</meta:editing-cycles>
    <meta:document-statistic meta:table-count="1" meta:cell-count="104" meta:object-count="0"/>
  </office:meta>
</office:document-meta>
</file>